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line-height-at-least="0.529cm" fo:text-align="start" style:justify-single-word="false" fo:background-color="#f0f0f0" fo:padding="0.049cm" fo:border="0.002cm solid #cccccc">
        <style:background-image/>
      </style:paragraph-properties>
    </style:style>
    <style:style style:name="P2" style:family="paragraph" style:parent-style-name="Preformatted_20_Text">
      <style:paragraph-properties style:line-height-at-least="0.529cm" fo:text-align="start" style:justify-single-word="false" fo:background-color="#f0f0f0" fo:padding="0.049cm" fo:border="0.002cm solid #cccccc">
        <style:background-image/>
      </style:paragraph-properties>
    </style:style>
    <style:style style:name="P3"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4" style:family="paragraph" style:parent-style-name="Table_20_Contents">
      <style:paragraph-properties fo:text-align="justify" style:justify-single-word="false"/>
      <style:text-properties fo:font-size="10pt" style:font-size-asian="10pt" style:font-size-complex="10pt"/>
    </style:style>
    <style:style style:name="P5" style:family="paragraph" style:parent-style-name="Text_20_body">
      <style:text-properties fo:font-size="10pt" style:font-size-asian="10pt" style:font-size-complex="10pt"/>
    </style:style>
    <style:style style:name="P6"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Heading_20_4">
      <style:paragraph-properties fo:break-before="page"/>
    </style:style>
    <style:style style:name="T1" style:family="text">
      <style:text-properties fo:color="#000000"/>
    </style:style>
    <style:style style:name="T2" style:family="text">
      <style:text-properties fo:color="#000000" style:font-name="arial" fo:font-size="9pt"/>
    </style:style>
    <style:style style:name="T3" style:family="text">
      <style:text-properties fo:font-size="10pt" style:font-size-asian="10pt" style:font-size-complex="10pt"/>
    </style:style>
    <style:style style:name="T4" style:family="text">
      <style:text-properties fo:language="hu" fo:country="H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Boss AS 7.1.0 applikációs szerver install<text:span text:style-name="T4">álása</text:span></text:p>
      <text:p text:style-name="P4"/>
      <text:p text:style-name="P3">This release contains numerous bug fixes from 7.1.0.CR1b which was released a few months back. But the biggest news about this release is that <text:a xlink:type="simple" xlink:href="http://www.oracle.com/technetwork/java/javaee/overview/compatibility-jsp-136984.html" office:target-frame-name="_blank" xlink:show="new">JBoss AS 7.1.0.Final is Java EE 6 Full Profile certified</text:a>! I'm sure a lot of our users will be very happy about this news. AS 7.0.x was Web Profile certified but I have seen in the forums that many of you were waiting for the Full Profile certification to happen. So here's a very good reason to start using JBoss AS7, if you haven't done yet.<text:line-break/><text:line-break/>Like in some of my previous posts on AS7 releases, in this post I'll explain atleast one new feature of this release. Many of you would know that JBoss AS7 is very different compared to the previous JBoss AS versions, on various counts. One prominent difference is that we no longer have numerous XML files in the distribution, configuring various services. Instead we just have *one* single configuration file which governs the entire server. Furthermore, unlike previous JBoss AS versions, JBoss AS7 (prior to 7.1.0.Final) did not allow *deploying* XML files to configure datasources and JMS queues. However, the community members have been repeatedly asking for this feature and JBoss AS 7.1.0.Final now allows deploying of datasources and JMS queues via application specific XML files (in addition to configuring them centrally in the domain/standalone configuration file). So let's take a quick look at how it's done in 7.1.0.Final.</text:p>
      <text:p text:style-name="Heading_20_4">Deploying datasource via -ds.xml files in JBoss AS 7.1.0.Final</text:p>
      <text:p text:style-name="Text_20_body"><text:span text:style-name="T3">The datasource file is expected to end with the -ds.xml suffix, like in previous JBoss AS releases. You can place the *-ds.xml file in the JBOSS_HOME/standalone/deployments folder or even package it in the application under the META-INF folder of the application. If it's a .war application, then the *-ds.xml is expected to be right under the WEB-INF folder of the .war.<text:line-break/><text:line-break/>The *-ds.xml is expected to follow the jboss-as-datasources xsd which looks like </text:span><text:a xlink:type="simple" xlink:href="http://docs.jboss.org/ironjacamar/schema/datasources_1_0.xsd" office:target-frame-name="_blank" xlink:show="new"><text:span text:style-name="T3">this</text:span></text:a><text:span text:style-name="T3">. So you have a datasources element under which you can define multiple datasource elements. In this example, we'll try and create a MySQL datasource and deploy it as  mysql-ds.xml.<text:line-break/><text:line-break/>Before creating the datasource, we first have to install the database driver. AS7 allows you install the database driver either as a deployment or as </text:span><text:a xlink:type="simple" xlink:href="https://docs.jboss.org/author/display/MODULES/Home" office:target-frame-name="_blank" xlink:show="new"><text:span text:style-name="T3">JBoss Module</text:span></text:a><text:span text:style-name="T3">. For more details on this, see </text:span><text:a xlink:type="simple" xlink:href="https://community.jboss.org/wiki/DataSourceConfigurationinAS7#Installing_the_JDBC_Driver" office:target-frame-name="_blank" xlink:show="new"><text:span text:style-name="T3">this article</text:span></text:a><text:span text:style-name="T3">. In this post, we'll deploy the driver as a JBoss Module.</text:span></text:p>
      <text:p text:style-name="Heading_20_4">Create and install the database driver</text:p>
      <text:p text:style-name="Text_20_body"><text:span text:style-name="T3">As a first step, we'll require the MySQL driver jar file. I downloaded the driver jar from the MySQL download site </text:span><text:a xlink:type="simple" xlink:href="http://dev.mysql.com/downloads/connector/j/" office:target-frame-name="_blank" xlink:show="new"><text:span text:style-name="T3">here</text:span></text:a><text:span text:style-name="T3">. The step to create the JBoss Module for this driver involves creating a module.xml which looks like this and is named module.xml:</text:span></text:p>
      <text:p text:style-name="P2"><text:span text:style-name="Source_20_Text"><text:span text:style-name="T1"><text:s/></text:span></text:span><text:span text:style-name="Source_20_Text"><text:span text:style-name="T2">&lt;module xmlns="urn:jboss:module:1.1" name="mysql"&gt; <text:s/></text:span></text:span></text:p>
      <text:p text:style-name="P2"><text:span text:style-name="Source_20_Text"><text:span text:style-name="T1"><text:s text:c="3"/></text:span></text:span></text:p>
      <text:p text:style-name="P2"><text:span text:style-name="Source_20_Text"><text:span text:style-name="T1"><text:s text:c="3"/></text:span></text:span><text:span text:style-name="Source_20_Text"><text:span text:style-name="T2">&lt;resources&gt; <text:s/></text:span></text:span></text:p>
      <text:p text:style-name="P2"><text:span text:style-name="Source_20_Text"><text:span text:style-name="T1"><text:s text:c="5"/></text:span></text:span><text:span text:style-name="Source_20_Text"><text:span text:style-name="T2">&lt;resource-root path="mysql-connector-java-5.1.18-bin.jar"/&gt; <text:s/></text:span></text:span></text:p>
      <text:p text:style-name="P2"><text:span text:style-name="Source_20_Text"><text:span text:style-name="T1"><text:s text:c="3"/></text:span></text:span><text:span text:style-name="Source_20_Text"><text:span text:style-name="T2">&lt;/resources&gt; <text:s/></text:span></text:span></text:p>
      <text:p text:style-name="P2"><text:span text:style-name="Source_20_Text"><text:span text:style-name="T1"><text:s text:c="3"/></text:span></text:span><text:span text:style-name="Source_20_Text"><text:span text:style-name="T2">&lt;dependencies&gt; <text:s/></text:span></text:span></text:p>
      <text:p text:style-name="P2"><text:span text:style-name="Source_20_Text"><text:span text:style-name="T1"><text:s text:c="5"/></text:span></text:span><text:span text:style-name="Source_20_Text"><text:span text:style-name="T2">&lt;module name="javax.api"/&gt; <text:s/></text:span></text:span></text:p>
      <text:p text:style-name="P2"><text:span text:style-name="Source_20_Text"><text:span text:style-name="T1"><text:s text:c="5"/></text:span></text:span><text:span text:style-name="Source_20_Text"><text:span text:style-name="T2">&lt;module name="javax.transaction.api"/&gt; <text:s/></text:span></text:span></text:p>
      <text:p text:style-name="P2"><text:span text:style-name="Source_20_Text"><text:span text:style-name="T1"><text:s text:c="3"/></text:span></text:span><text:span text:style-name="Source_20_Text"><text:span text:style-name="T2">&lt;/dependencies&gt; <text:s/></text:span></text:span></text:p>
      <text:p text:style-name="P1"><text:span text:style-name="Source_20_Text"><text:span text:style-name="T1"><text:s/></text:span></text:span><text:span text:style-name="Source_20_Text"><text:span text:style-name="T2">&lt;/module&gt; <text:s/></text:span></text:span></text:p>
      <text:p text:style-name="P5">We place the mysql-connector-java-5.1.18-bin.jar and this module.xml file in JBOSS_HOME/modules/mysql/main folder (you'll have to create the mysql/main folder). That completes the JBoss Module creation for the MySQL driver. Now let's install this driver so that it gets registered in the standalone/domain configurations. In this example, we'll be using the standalone server. So let's start the server using:</text:p>
      <text:p text:style-name="P1"><text:span text:style-name="Source_20_Text"><text:span text:style-name="T1"><text:s/></text:span></text:span><text:span text:style-name="Source_20_Text"><text:span text:style-name="T2">./standalone.sh <text:s/></text:span></text:span></text:p>
      <text:p text:style-name="Text_20_body"><text:soft-page-break/><text:span text:style-name="T3">Once the server is up, let's open the Command Line Interface (CLI) utility which is shipped in AS7. The CLI startup script is in the JBOSS_HOME/bin folder and can be started as follows (more details about the CLI can be found </text:span><text:a xlink:type="simple" xlink:href="https://docs.jboss.org/author/display/AS71/Admin+Guide#AdminGuide-CommandLineInterface" office:target-frame-name="_blank" xlink:show="new"><text:span text:style-name="T3">here</text:span></text:a><text:span text:style-name="T3">)</text:span></text:p>
      <text:p text:style-name="P1"><text:span text:style-name="Source_20_Text"><text:span text:style-name="T1"><text:s/></text:span></text:span><text:span text:style-name="Source_20_Text"><text:span text:style-name="T2">./jboss-cli.sh --connect <text:s/></text:span></text:span></text:p>
      <text:p text:style-name="P5">Once connected successfully, we'll add the jdbc-driver using the following command:</text:p>
      <text:p text:style-name="P1"><text:span text:style-name="Source_20_Text"><text:span text:style-name="T1"><text:s/></text:span></text:span><text:span text:style-name="Source_20_Text"><text:span text:style-name="T2">/subsystem=datasources/jdbc-driver=mysql-5-driver:add(driver-name=mysql-5-driver, driver-class-name=com.mysql.jdbc.Driver, driver-module-name=mysql) <text:s/></text:span></text:span></text:p>
      <text:p text:style-name="P5">So here we are naming the driver as "mysql-5-driver" (you can name it anything). The driver-module-name points to the "mysql" JBoss Module that we created in previous step. The driver-class-name is the fully qualified classname of the MySQL driver. In this case, it's com.mysql.jdbc.Driver.<text:line-break/><text:line-break/>A successful execution of that command will show the output as success:</text:p>
      <text:p text:style-name="P2"><text:span text:style-name="Source_20_Text"><text:span text:style-name="T1"><text:s/></text:span></text:span><text:span text:style-name="Source_20_Text"><text:span text:style-name="T2">[standalone@localhost:9999 /] /subsystem=datasources/jdbc-driver=mysql-5-driver:add(driver-name=mysql-5-driver, driver-class-name=com.mysql.jdbc.Driver, driver-module-name=mysql) <text:s/></text:span></text:span></text:p>
      <text:p text:style-name="P2"><text:span text:style-name="Source_20_Text"><text:span text:style-name="T1"><text:s/></text:span></text:span><text:span text:style-name="Source_20_Text"><text:span text:style-name="T2">{"outcome" =&gt; "success"} <text:s/></text:span></text:span></text:p>
      <text:p text:style-name="P1"><text:span text:style-name="Source_20_Text"><text:span text:style-name="T1"><text:s text:c="3"/></text:span></text:span></text:p>
      <text:p text:style-name="P5">The installation will be persisted in the configuration file which was used to start the server. In this case it's the standalone.xml and this is how it looks like after the driver has been installed:</text:p>
      <text:p text:style-name="P2"><text:span text:style-name="Source_20_Text"><text:span text:style-name="T1"><text:s/></text:span></text:span><text:span text:style-name="Source_20_Text"><text:span text:style-name="T2">&lt;subsystem xmlns="urn:jboss:domain:datasources:1.0"&gt; <text:s/></text:span></text:span></text:p>
      <text:p text:style-name="P2"><text:span text:style-name="Source_20_Text"><text:span text:style-name="T1"><text:s text:c="6"/></text:span></text:span><text:span text:style-name="Source_20_Text"><text:span text:style-name="T2">... <text:s/></text:span></text:span></text:p>
      <text:p text:style-name="P2"><text:span text:style-name="Source_20_Text"><text:span text:style-name="T1"><text:s text:c="11"/></text:span></text:span><text:span text:style-name="Source_20_Text"><text:span text:style-name="T2">&lt;drivers&gt; <text:s/></text:span></text:span></text:p>
      <text:p text:style-name="P2"><text:span text:style-name="Source_20_Text"><text:span text:style-name="T1"><text:s text:c="16"/></text:span></text:span><text:span text:style-name="Source_20_Text"><text:span text:style-name="T2">... <text:s/></text:span></text:span></text:p>
      <text:p text:style-name="P2"><text:span text:style-name="Source_20_Text"><text:span text:style-name="T1"><text:s text:c="16"/></text:span></text:span><text:span text:style-name="Source_20_Text"><text:span text:style-name="T2">&lt;driver name="mysql-5-driver" module="mysql"&gt; <text:s/></text:span></text:span></text:p>
      <text:p text:style-name="P2"><text:span text:style-name="Source_20_Text"><text:span text:style-name="T1"><text:s text:c="21"/></text:span></text:span><text:span text:style-name="Source_20_Text"><text:span text:style-name="T2">&lt;driver-class&gt;com.mysql.jdbc.Driver&lt;/driver-class&gt; <text:s/></text:span></text:span></text:p>
      <text:p text:style-name="P2"><text:span text:style-name="Source_20_Text"><text:span text:style-name="T1"><text:s text:c="16"/></text:span></text:span><text:span text:style-name="Source_20_Text"><text:span text:style-name="T2">&lt;/driver&gt; <text:s/></text:span></text:span></text:p>
      <text:p text:style-name="P2"><text:span text:style-name="Source_20_Text"><text:span text:style-name="T1"><text:s text:c="11"/></text:span></text:span><text:span text:style-name="Source_20_Text"><text:span text:style-name="T2">&lt;/drivers&gt; <text:s/></text:span></text:span></text:p>
      <text:p text:style-name="P2"><text:span text:style-name="Source_20_Text"><text:span text:style-name="T1"><text:s text:c="6"/></text:span></text:span><text:span text:style-name="Source_20_Text"><text:span text:style-name="T2">&lt;/datasources&gt; <text:s/></text:span></text:span></text:p>
      <text:p text:style-name="P1"><text:span text:style-name="Source_20_Text"><text:span text:style-name="T1"><text:s/></text:span></text:span><text:span text:style-name="Source_20_Text"><text:span text:style-name="T2">&lt;/subsystem&gt; <text:s/></text:span></text:span></text:p>
      <text:p text:style-name="P5">We are now done with the driver installation. Now let's move on and create the mysql-ds.xml file.</text:p>
      <text:p text:style-name="Heading_20_4"/>
      <text:p text:style-name="P7">Create the mysql-ds.xml file</text:p>
      <text:p text:style-name="Text_20_body"><text:span text:style-name="T3">As previously mentioned, the mysql-ds.xml should follow the </text:span><text:a xlink:type="simple" xlink:href="http://docs.jboss.org/ironjacamar/schema/datasources_1_0.xsd" office:target-frame-name="_blank" xlink:show="new"><text:span text:style-name="T3">jboss-as-datasources xsd</text:span></text:a><text:span text:style-name="T3">. Here's how the file looks like in our case:</text:span></text:p>
      <text:p text:style-name="P2"><text:span text:style-name="Source_20_Text"><text:span text:style-name="T1"><text:s/></text:span></text:span><text:span text:style-name="Source_20_Text"><text:span text:style-name="T2">&lt;?xml version="1.0" encoding="UTF-8"?&gt; <text:s/></text:span></text:span></text:p>
      <text:p text:style-name="P2"><text:span text:style-name="Source_20_Text"><text:span text:style-name="T1"><text:s/></text:span></text:span><text:span text:style-name="Source_20_Text"><text:span text:style-name="T2">&lt;datasources&gt; <text:s/></text:span></text:span></text:p>
      <text:p text:style-name="P2"><text:span text:style-name="Source_20_Text"><text:span text:style-name="T1"><text:s text:c="3"/></text:span></text:span><text:span text:style-name="Source_20_Text"><text:span text:style-name="T2">&lt;datasource jndi-name="java:jboss/datasources/MySQLDS" enabled="true" use-java-context="true" <text:s/></text:span></text:span></text:p>
      <text:p text:style-name="P2"><text:span text:style-name="Source_20_Text"><text:span text:style-name="T1"><text:s text:c="9"/></text:span></text:span><text:span text:style-name="Source_20_Text"><text:span text:style-name="T2">pool-name="MySQLDS"&gt; <text:s/></text:span></text:span></text:p>
      <text:p text:style-name="P2"><text:span text:style-name="Source_20_Text"><text:span text:style-name="T1"><text:s text:c="5"/></text:span></text:span><text:span text:style-name="Source_20_Text"><text:span text:style-name="T2">&lt;connection-url&gt;jdbc:mysql://localhost:3306/test&lt;/connection-url&gt; <text:s/></text:span></text:span></text:p>
      <text:p text:style-name="P2"><text:span text:style-name="Source_20_Text"><text:span text:style-name="T1"><text:s text:c="5"/></text:span></text:span><text:span text:style-name="Source_20_Text"><text:span text:style-name="T2">&lt;driver&gt;mysql-5-driver&lt;/driver&gt; <text:s/></text:span></text:span></text:p>
      <text:p text:style-name="P2"><text:span text:style-name="Source_20_Text"><text:span text:style-name="T1"><text:s text:c="5"/></text:span></text:span><text:span text:style-name="Source_20_Text"><text:span text:style-name="T2">&lt;security&gt; <text:s/></text:span></text:span></text:p>
      <text:p text:style-name="P2"><text:span text:style-name="Source_20_Text"><text:span text:style-name="T1"><text:s text:c="7"/></text:span></text:span><text:span text:style-name="Source_20_Text"><text:span text:style-name="T2">&lt;user-name&gt;foo&lt;/user-name&gt; <text:s/></text:span></text:span></text:p>
      <text:p text:style-name="P2"><text:span text:style-name="Source_20_Text"><text:span text:style-name="T1"><text:s text:c="7"/></text:span></text:span><text:span text:style-name="Source_20_Text"><text:span text:style-name="T2">&lt;password&gt;bar&lt;/password&gt; <text:s/></text:span></text:span></text:p>
      <text:p text:style-name="P2"><text:span text:style-name="Source_20_Text"><text:span text:style-name="T1"><text:s text:c="5"/></text:span></text:span><text:span text:style-name="Source_20_Text"><text:span text:style-name="T2">&lt;/security&gt; <text:s/></text:span></text:span></text:p>
      <text:p text:style-name="P2"><text:span text:style-name="Source_20_Text"><text:span text:style-name="T1"><text:s text:c="3"/></text:span></text:span><text:span text:style-name="Source_20_Text"><text:span text:style-name="T2">&lt;/datasource&gt; <text:s/></text:span></text:span></text:p>
      <text:p text:style-name="P1"><text:span text:style-name="Source_20_Text"><text:span text:style-name="T1"><text:s/></text:span></text:span><text:span text:style-name="Source_20_Text"><text:span text:style-name="T2">&lt;/datasources&gt; <text:s/></text:span></text:span></text:p>
      <text:p text:style-name="P5">Let's see what that xml file contains. The "jndi-name" is the name to which the datasource will be bound to (you can use a name of your choice. Ideally, it would be good to bind them in java:jboss/datasources/ namespace). The "enabled=true" indicates that the datasource should be enabled after being deployed. The "use-java-context" attribute is used to indicate that the JNDI name should be bound under the java: namespace. The "connection-url" is the URL to be used for connecting to the MySQL database (check MySQL documentation for more details about the connection-url). The "driver" element points to the installed JDBC driver that we created in the previous step. In our example, we named it mysql-5-driver and that's what we use here. Finally, the "security" section contains the username and password information for connecting to the database. Make sure you use the appropriate values for all these configurations. <text:line-break/><text:line-break/>So now let's place this mysql-ds.xml in the JBOSS_HOME/standalone/deployments folder and see JBoss AS7 hot deploy it (if the server is already running). The logs will show the following on successful deployment:</text:p>
      <text:p text:style-name="P2"><text:span text:style-name="Source_20_Text"><text:span text:style-name="T1"><text:s/></text:span></text:span><text:span text:style-name="Source_20_Text"><text:span text:style-name="T2">14:05:55,829 INFO [org.jboss.as.server.deployment] (MSC service thread 1-3) JBAS015876: Starting deployment of "mysql-ds.xml" <text:s/></text:span></text:span></text:p>
      <text:p text:style-name="P2"><text:span text:style-name="Source_20_Text"><text:span text:style-name="T1"><text:s/></text:span></text:span><text:span text:style-name="Source_20_Text"><text:span text:style-name="T2">14:05:55,847 INFO [org.jboss.as.connector.subsystems.datasources] (MSC service thread 1-2) JBAS010400: Bound data source [jboss/datasources/MySQLDS] <text:s/></text:span></text:span></text:p>
      <text:p text:style-name="P1"><text:span text:style-name="Source_20_Text"><text:span text:style-name="T1"><text:s text:c="3"/></text:span></text:span></text:p>
      <text:p text:style-name="Text_20_body"><text:span text:style-name="T3">So that's it! We have successfully deployed the MySQL datasource through a -ds.xml file in 7.1.0.Final!</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fo:font-size="10pt" fo:font-weight="normal" style:font-size-asian="8.75pt" style:font-weight-asian="normal" style:font-size-complex="10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2-05-30T20:21:46</meta:creation-date>
    <dc:date>2012-05-31T19:14:58.31</dc:date>
    <meta:editing-duration>PT00H09M26S</meta:editing-duration>
    <meta:editing-cycles>3</meta:editing-cycles>
    <meta:generator>OpenOffice.org/3.0$Win32 OpenOffice.org_project/300m9$Build-9358</meta:generator>
    <meta:print-date>2012-05-31T19:15:22.67</meta:print-date>
    <meta:document-statistic meta:table-count="0" meta:image-count="0" meta:object-count="0" meta:page-count="3" meta:paragraph-count="57" meta:word-count="971" meta:character-count="7248"/>
  </office:meta>
</office:document-meta>
</file>